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4.54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7063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3.4953in"/>
    </style:style>
    <style:style style:name="co8" style:family="table-column">
      <style:table-column-properties fo:break-before="auto" style:column-width="1.597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PRE-FEST">
      <style:table-properties table:display="true" style:writing-mode="lr-tb" tableooo:tab-color="#e4eef8"/>
    </style:style>
    <style:style style:name="ta2" style:family="table" style:master-page-name="PageStyle_5f_WEDNESDAY">
      <style:table-properties table:display="true" style:writing-mode="lr-tb" tableooo:tab-color="#e4eef8"/>
    </style:style>
    <style:style style:name="ta3" style:family="table" style:master-page-name="PageStyle_5f_THURSDAY">
      <style:table-properties table:display="true" style:writing-mode="lr-tb" tableooo:tab-color="#e4eef8"/>
    </style:style>
    <style:style style:name="ta4" style:family="table" style:master-page-name="PageStyle_5f_FRIDAY">
      <style:table-properties table:display="true" style:writing-mode="lr-tb" tableooo:tab-color="#e4eef8"/>
    </style:style>
    <style:style style:name="ta5" style:family="table" style:master-page-name="PageStyle_5f_SATURDAY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3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4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6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7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8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fo:padding="0.028in"/>
      <style:text-properties style:font-name="Liberation Sans"/>
    </style:style>
    <style:style style:name="ce36" style:family="table-cell" style:parent-style-name="Default">
      <style:table-cell-properties fo:background-color="#ffffff"/>
      <style:text-properties style:font-name="Liberation Sans"/>
    </style:style>
    <style:style style:name="ce37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PRE-FEST" table:style-name="ta1" table:print-ranges="'PRE-FEST'.B2:'PRE-FEST'.D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1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office:value-type="string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NOW()" office:value-type="date" office:date-value="2017-03-09T21:30:30.341399" calcext:value-type="date">
            <text:p>03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MARCH 25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9:00-1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00-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00-5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MARCH 26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Focus Lighting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5:00-TBA</text:p>
          </table:table-cell>
          <table:table-cell table:style-name="ce14" office:value-type="string" calcext:value-type="string">
            <text:p>Troubleshooting - Ben Roose and Brianna Baxley Only (if required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MONDAY / TUESDAY - MARCH 27th / 28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9:30-11:00</text:p>
          </table:table-cell>
          <table:table-cell table:style-name="ce14" office:value-type="string" calcext:value-type="string">
            <text:p>WSU Dancers to Lay Dance Floor (Monda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Mon-Tues</text:p>
          </table:table-cell>
          <table:table-cell table:style-name="ce14" office:value-type="string" calcext:value-type="string">
            <text:p>Ben and Brianna to Troubleshoot and Clean Up Prior to Festival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/>
          <table:table-cell table:style-name="ce15" office:value-type="string" calcext:value-type="string">
            <text:p>END OF PRE-FESTIVAL FIT UP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18" table:range-usable-as="print-range"/>
        </table:named-expressions>
      </table:table>
      <table:table table:name="WEDNESDAY" table:style-name="ta2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6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'PRE-FEST'.B2]" office:value-type="string" office:string-value="ACDA 2017 Central Technical Schedule v1" calcext:value-type="string" table:number-columns-spanned="3" table:number-rows-spanned="1">
            <text:p>ACDA 2017 Central Technical Schedule v1</text:p>
          </table:table-cell>
          <table:covered-table-cell table:number-columns-repeated="2" table:style-name="ce10"/>
          <table:table-cell table:style-name="ce3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1"/>
          <table:table-cell table:style-name="ce18" table:formula="of:=[$'PRE-FEST'.D3]" office:value-type="date" office:date-value="2017-03-09T21:30:30.341399" calcext:value-type="date">
            <text:p>03/09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WEDNESDAY – MARCH 29<text:span text:style-name="T1">th</text:span>, 2017</text:p>
          </table:table-cell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– DANCE PIECE TO TECH</text:p>
          </table:table-cell>
          <table:table-cell table:style-name="ce31" office:value-type="string" calcext:value-type="string">
            <text:p>COLLEGE/UNIVERSITY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26" office:value-type="string" calcext:value-type="string">
            <text:p>9:00-10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29" office:value-type="string" calcext:value-type="string">
            <text:p>Dinner Party</text:p>
          </table:table-cell>
          <table:table-cell table:style-name="ce14" office:value-type="string" calcext:value-type="string">
            <text:p>Wichita State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29" office:value-type="string" calcext:value-type="string">
            <text:p>Is</text:p>
          </table:table-cell>
          <table:table-cell table:style-name="ce14" office:value-type="string" calcext:value-type="string">
            <text:p>Wichita State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29" office:value-type="string" calcext:value-type="string">
            <text:p>When Togetherness won't combine</text:p>
          </table:table-cell>
          <table:table-cell table:style-name="ce14" office:value-type="string" calcext:value-type="string">
            <text:p>Lindenwood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1:00-11:1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29" office:value-type="string" calcext:value-type="string">
            <text:p>41, 87</text:p>
          </table:table-cell>
          <table:table-cell table:style-name="ce14" office:value-type="string" calcext:value-type="string">
            <text:p>Lindenwood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1:30-11:50</text:p>
          </table:table-cell>
          <table:table-cell table:style-name="ce29" office:value-type="string" calcext:value-type="string">
            <text:p>Rejsen</text:p>
          </table:table-cell>
          <table:table-cell table:style-name="ce14" office:value-type="string" calcext:value-type="string">
            <text:p>Missouri Valley College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1:50-12:10</text:p>
          </table:table-cell>
          <table:table-cell table:style-name="ce29" office:value-type="string" calcext:value-type="string">
            <text:p>Y(our) Silence</text:p>
          </table:table-cell>
          <table:table-cell table:style-name="ce14" office:value-type="string" calcext:value-type="string">
            <text:p>Missouri Valley College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2:10-1:10</text:p>
          </table:table-cell>
          <table:table-cell table:style-name="ce15" office:value-type="string" calcext:value-type="string">
            <text:p>LUNCH</text:p>
          </table:table-cell>
          <table:table-cell table:style-name="ce15"/>
          <table:table-cell table:style-name="ce15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:10-1:30</text:p>
          </table:table-cell>
          <table:table-cell table:style-name="ce29" office:value-type="string" calcext:value-type="string">
            <text:p>A prurience for</text:p>
          </table:table-cell>
          <table:table-cell table:style-name="ce14" office:value-type="string" calcext:value-type="string">
            <text:p>Metropolitan State University of Denver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:30-1:50</text:p>
          </table:table-cell>
          <table:table-cell table:style-name="ce29" office:value-type="string" calcext:value-type="string">
            <text:p>The Crash</text:p>
          </table:table-cell>
          <table:table-cell table:style-name="ce14" office:value-type="string" calcext:value-type="string">
            <text:p>Metropolitan State University of Denver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:50-2:10</text:p>
          </table:table-cell>
          <table:table-cell table:style-name="ce29" office:value-type="string" calcext:value-type="string">
            <text:p>Hunt</text:p>
          </table:table-cell>
          <table:table-cell table:style-name="ce14" office:value-type="string" calcext:value-type="string">
            <text:p>Rockford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:10-2:2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2:20-2:40</text:p>
          </table:table-cell>
          <table:table-cell table:style-name="ce29" office:value-type="string" calcext:value-type="string">
            <text:p>The Boy from Under and the Broken Girl of the Sky</text:p>
          </table:table-cell>
          <table:table-cell table:style-name="ce14" office:value-type="string" calcext:value-type="string">
            <text:p>Rockford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2:40-3:00</text:p>
          </table:table-cell>
          <table:table-cell table:style-name="ce29" office:value-type="string" calcext:value-type="string">
            <text:p>Occurence</text:p>
          </table:table-cell>
          <table:table-cell table:style-name="ce14" office:value-type="string" calcext:value-type="string">
            <text:p>Southern Illinois University-Edwardsville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29" office:value-type="string" calcext:value-type="string">
            <text:p>The Promised Land</text:p>
          </table:table-cell>
          <table:table-cell table:style-name="ce14" office:value-type="string" calcext:value-type="string">
            <text:p>Southern Illinois University-Edwardsville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3:40-5:50</text:p>
          </table:table-cell>
          <table:table-cell table:style-name="ce15" office:value-type="string" calcext:value-type="string">
            <text:p>DINNER</text:p>
          </table:table-cell>
          <table:table-cell table:style-name="ce15"/>
          <table:table-cell table:style-name="ce15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5:50-6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6:30-9:15</text:p>
          </table:table-cell>
          <table:table-cell table:style-name="ce30" office:value-type="string" calcext:value-type="string">
            <text:p>ADJUDCATION CONCERT 1</text:p>
          </table:table-cell>
          <table:table-cell table:style-name="ce30"/>
          <table:table-cell table:style-name="ce14"/>
          <table:table-cell table:number-columns-repeated="1019"/>
        </table:table-row>
        <table:table-row table:style-name="ro4">
          <table:table-cell/>
          <table:table-cell table:style-name="ce28" office:value-type="time" office:time-value="PT21H15M00S" calcext:value-type="time">
            <text:p>9:15 PM</text:p>
          </table:table-cell>
          <table:table-cell table:style-name="ce15" office:value-type="string" calcext:value-type="string">
            <text:p>END OF DAY</text:p>
          </table:table-cell>
          <table:table-cell table:style-name="ce15"/>
          <table:table-cell table:style-name="ce15" office:value-type="string" calcext:value-type="string">
            <text:p>END OF DAY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3" table:print-ranges="THURSDAY.B2:THURSDAY.E36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6" table:default-cell-style-name="ce20"/>
        <table:table-row table:style-name="ro1">
          <table:table-cell table:style-name="ce33"/>
          <table:table-cell table:style-name="ce34"/>
          <table:table-cell table:style-name="ce33" table:number-columns-repeated="253"/>
          <table:table-cell table:style-name="ce35" table:number-columns-repeated="3"/>
          <table:table-cell table:style-name="ce36" table:number-columns-repeated="766"/>
        </table:table-row>
        <table:table-header-rows>
          <table:table-row table:style-name="ro2">
            <table:table-cell table:style-name="ce2"/>
            <table:table-cell table:style-name="ce22" table:formula="of:=['PRE-FEST'.B2]" office:value-type="string" office:string-value="ACDA 2017 Central Technical Schedule v1" calcext:value-type="string" table:number-columns-spanned="3" table:number-rows-spanned="1">
              <text:p>ACDA 2017 Central Technical Schedule v1</text:p>
            </table:table-cell>
            <table:covered-table-cell table:number-columns-repeated="2" table:style-name="ce10"/>
            <table:table-cell table:style-name="ce3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23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1"/>
            <table:table-cell table:style-name="ce11"/>
            <table:table-cell table:style-name="ce18" table:formula="of:=[$'PRE-FEST'.D3]" office:value-type="date" office:date-value="2017-03-09T21:30:30.341399" calcext:value-type="date">
              <text:p>03/09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24"/>
            <table:table-cell table:style-name="ce12" office:value-type="string" calcext:value-type="string">
              <text:p>THURSDAY – MARCH 30<text:span text:style-name="T1">th</text:span>, 2017</text:p>
            </table:table-cell>
            <table:table-cell table:style-name="ce12" table:number-columns-repeated="2"/>
            <table:table-cell table:number-columns-repeated="1019"/>
          </table:table-row>
          <table:table-row table:style-name="ro4">
            <table:table-cell table:style-name="ce3"/>
            <table:table-cell table:style-name="ce25" office:value-type="string" calcext:value-type="string">
              <text:p>TIME</text:p>
            </table:table-cell>
            <table:table-cell table:style-name="ce13" office:value-type="string" calcext:value-type="string">
              <text:p>WILNER THEATRE – DANCE PIECE TO TECH</text:p>
            </table:table-cell>
            <table:table-cell table:style-name="ce31" office:value-type="string" calcext:value-type="string">
              <text:p>COLLEGE/UNIVERSITY</text:p>
            </table:table-cell>
            <table:table-cell table:style-name="ce13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26" office:value-type="string" calcext:value-type="string">
            <text:p>7:00-7:4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7:40-8:00</text:p>
          </table:table-cell>
          <table:table-cell table:style-name="ce29" office:value-type="string" calcext:value-type="string">
            <text:p>Weeping Women</text:p>
          </table:table-cell>
          <table:table-cell table:style-name="ce14" office:value-type="string" calcext:value-type="string">
            <text:p>Friends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8:00-8:20</text:p>
          </table:table-cell>
          <table:table-cell table:style-name="ce29" office:value-type="string" calcext:value-type="string">
            <text:p>Nimbus</text:p>
          </table:table-cell>
          <table:table-cell table:style-name="ce14" office:value-type="string" calcext:value-type="string">
            <text:p>University of Iowa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8:20-8:40</text:p>
          </table:table-cell>
          <table:table-cell table:style-name="ce29" office:value-type="string" calcext:value-type="string">
            <text:p>I Shall Wear My Trousers Rolled</text:p>
          </table:table-cell>
          <table:table-cell table:style-name="ce14" office:value-type="string" calcext:value-type="string">
            <text:p>University of Iowa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8:40-8:5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8:50-9:10</text:p>
          </table:table-cell>
          <table:table-cell table:style-name="ce29" office:value-type="string" calcext:value-type="string">
            <text:p>Regeneration</text:p>
          </table:table-cell>
          <table:table-cell table:style-name="ce14" office:value-type="string" calcext:value-type="string">
            <text:p>St. Gregory's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9:10-9:30</text:p>
          </table:table-cell>
          <table:table-cell table:style-name="ce29" office:value-type="string" calcext:value-type="string">
            <text:p>Arise</text:p>
          </table:table-cell>
          <table:table-cell table:style-name="ce14" office:value-type="string" calcext:value-type="string">
            <text:p>St. Gregory's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9:30-9:50</text:p>
          </table:table-cell>
          <table:table-cell table:style-name="ce29" office:value-type="string" calcext:value-type="string">
            <text:p>Descant</text:p>
          </table:table-cell>
          <table:table-cell table:style-name="ce14" office:value-type="string" calcext:value-type="string">
            <text:p>Brookhaven College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9:50-10:0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29" office:value-type="string" calcext:value-type="string">
            <text:p>Unnoticed Before: <text:s/>Awake Now</text:p>
          </table:table-cell>
          <table:table-cell table:style-name="ce14" office:value-type="string" calcext:value-type="string">
            <text:p>Webster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29" office:value-type="string" calcext:value-type="string">
            <text:p>I was in silence</text:p>
          </table:table-cell>
          <table:table-cell table:style-name="ce14" office:value-type="string" calcext:value-type="string">
            <text:p>Webster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1:00-12:00</text:p>
          </table:table-cell>
          <table:table-cell table:style-name="ce15" office:value-type="string" calcext:value-type="string">
            <text:p>LUNCH</text:p>
          </table:table-cell>
          <table:table-cell table:style-name="ce15"/>
          <table:table-cell table:style-name="ce15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2:00-12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2:30-2:30</text:p>
          </table:table-cell>
          <table:table-cell table:style-name="ce30" office:value-type="string" calcext:value-type="string">
            <text:p>ADJUDCATION CONCERT 2</text:p>
          </table:table-cell>
          <table:table-cell table:style-name="ce30"/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:30-2:40</text:p>
          </table:table-cell>
          <table:table-cell table:style-name="ce15" office:value-type="string" calcext:value-type="string">
            <text:p>POST-CONCERT 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5">
          <table:table-cell/>
          <table:table-cell table:style-name="ce26" office:value-type="string" calcext:value-type="string">
            <text:p>2:40-3:00</text:p>
          </table:table-cell>
          <table:table-cell table:style-name="ce29" office:value-type="string" calcext:value-type="string">
            <text:p>heavy planet</text:p>
          </table:table-cell>
          <table:table-cell table:style-name="ce14" office:value-type="string" calcext:value-type="string">
            <text:p>University of Illinois Urbana-Champaign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29" office:value-type="string" calcext:value-type="string">
            <text:p>Algorithm</text:p>
          </table:table-cell>
          <table:table-cell table:style-name="ce14" office:value-type="string" calcext:value-type="string">
            <text:p>University of Illinois Urbana-Champaign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29" office:value-type="string" calcext:value-type="string">
            <text:p>Untitled</text:p>
          </table:table-cell>
          <table:table-cell table:style-name="ce14" office:value-type="string" calcext:value-type="string">
            <text:p>Missouri State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3:40-3:5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50-4:10</text:p>
          </table:table-cell>
          <table:table-cell table:style-name="ce29" office:value-type="string" calcext:value-type="string">
            <text:p>The Last Day in December</text:p>
          </table:table-cell>
          <table:table-cell table:style-name="ce14" office:value-type="string" calcext:value-type="string">
            <text:p>Missouri State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4:10-4:30</text:p>
          </table:table-cell>
          <table:table-cell table:style-name="ce29" office:value-type="string" calcext:value-type="string">
            <text:p>Resettle</text:p>
          </table:table-cell>
          <table:table-cell table:style-name="ce14" office:value-type="string" calcext:value-type="string">
            <text:p>Illinois State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4:30-4:50</text:p>
          </table:table-cell>
          <table:table-cell table:style-name="ce29" office:value-type="string" calcext:value-type="string">
            <text:p>Potentially Kinetic</text:p>
          </table:table-cell>
          <table:table-cell table:style-name="ce14" office:value-type="string" calcext:value-type="string">
            <text:p>Illinois State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:50-5:0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5:00-5:20</text:p>
          </table:table-cell>
          <table:table-cell table:style-name="ce29" office:value-type="string" calcext:value-type="string">
            <text:p>My Life Closed Twice</text:p>
          </table:table-cell>
          <table:table-cell table:style-name="ce14" office:value-type="string" calcext:value-type="string">
            <text:p>Loyola University-Chicago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5:20-5:40</text:p>
          </table:table-cell>
          <table:table-cell table:style-name="ce29" office:value-type="string" calcext:value-type="string">
            <text:p>No Quarter</text:p>
          </table:table-cell>
          <table:table-cell table:style-name="ce14" office:value-type="string" calcext:value-type="string">
            <text:p>Loyola University-Chicago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5:40-6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6:00-7:00</text:p>
          </table:table-cell>
          <table:table-cell table:style-name="ce15" office:value-type="string" calcext:value-type="string">
            <text:p>DINNER</text:p>
          </table:table-cell>
          <table:table-cell table:style-name="ce15"/>
          <table:table-cell table:style-name="ce15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7:30-9:30</text:p>
          </table:table-cell>
          <table:table-cell table:style-name="ce30" office:value-type="string" calcext:value-type="string">
            <text:p>ADJUDCATION CONCERT 3</text:p>
          </table:table-cell>
          <table:table-cell table:style-name="ce30"/>
          <table:table-cell table:style-name="ce14"/>
          <table:table-cell table:number-columns-repeated="1019"/>
        </table:table-row>
        <table:table-row table:style-name="ro4">
          <table:table-cell/>
          <table:table-cell table:style-name="ce28" office:value-type="time" office:time-value="PT21H30M00S" calcext:value-type="time">
            <text:p>9:30 PM</text:p>
          </table:table-cell>
          <table:table-cell table:style-name="ce15" office:value-type="string" calcext:value-type="string">
            <text:p>END OF DAY</text:p>
          </table:table-cell>
          <table:table-cell table:style-name="ce15"/>
          <table:table-cell table:style-name="ce15" office:value-type="string" calcext:value-type="string">
            <text:p>END OF DAY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4" table:print-ranges="FRIDAY.B2:FRIDAY.E28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6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'PRE-FEST'.B2]" office:value-type="string" office:string-value="ACDA 2017 Central Technical Schedule v1" calcext:value-type="string" table:number-columns-spanned="3" table:number-rows-spanned="1">
            <text:p>ACDA 2017 Central Technical Schedule v1</text:p>
          </table:table-cell>
          <table:covered-table-cell table:number-columns-repeated="2" table:style-name="ce10"/>
          <table:table-cell table:style-name="ce3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1"/>
          <table:table-cell table:style-name="ce18" table:formula="of:=[$'PRE-FEST'.D3]" office:value-type="date" office:date-value="2017-03-09T21:30:30.341399" calcext:value-type="date">
            <text:p>03/09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FRIDAY – MARCH 31st, 2017</text:p>
          </table:table-cell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– DANCE PIECE TO TECH</text:p>
          </table:table-cell>
          <table:table-cell table:style-name="ce31" office:value-type="string" calcext:value-type="string">
            <text:p>COLLEGE/UNIVERSITY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26" office:value-type="string" calcext:value-type="string">
            <text:p>9:00-10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29" office:value-type="string" calcext:value-type="string">
            <text:p>Des Puemes de Prevert</text:p>
          </table:table-cell>
          <table:table-cell table:style-name="ce14" office:value-type="string" calcext:value-type="string">
            <text:p>Washington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29" office:value-type="string" calcext:value-type="string">
            <text:p>Grounded Dove</text:p>
          </table:table-cell>
          <table:table-cell table:style-name="ce14" office:value-type="string" calcext:value-type="string">
            <text:p>Washington Universit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29" office:value-type="string" calcext:value-type="string">
            <text:p>on how to be</text:p>
          </table:table-cell>
          <table:table-cell table:style-name="ce14" office:value-type="string" calcext:value-type="string">
            <text:p>University of Nebraska-Lincoln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1:00-11:1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29" office:value-type="string" calcext:value-type="string">
            <text:p>But when are we going to paint the apartment?</text:p>
          </table:table-cell>
          <table:table-cell table:style-name="ce14" office:value-type="string" calcext:value-type="string">
            <text:p>University of Nebraska-Lincoln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1:30-11:50</text:p>
          </table:table-cell>
          <table:table-cell table:style-name="ce29" office:value-type="string" calcext:value-type="string">
            <text:p>Wild Heart</text:p>
          </table:table-cell>
          <table:table-cell table:style-name="ce14" office:value-type="string" calcext:value-type="string">
            <text:p>BYU-Idaho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1:50-12:10</text:p>
          </table:table-cell>
          <table:table-cell table:style-name="ce29" office:value-type="string" calcext:value-type="string">
            <text:p>Grout</text:p>
          </table:table-cell>
          <table:table-cell table:style-name="ce14" office:value-type="string" calcext:value-type="string">
            <text:p>BYU-Idaho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2:10-1:10</text:p>
          </table:table-cell>
          <table:table-cell table:style-name="ce15" office:value-type="string" calcext:value-type="string">
            <text:p>LUNCH</text:p>
          </table:table-cell>
          <table:table-cell table:style-name="ce15"/>
          <table:table-cell table:style-name="ce15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:10-1:30</text:p>
          </table:table-cell>
          <table:table-cell table:style-name="ce29" office:value-type="string" calcext:value-type="string">
            <text:p>Itchy</text:p>
          </table:table-cell>
          <table:table-cell table:style-name="ce14" office:value-type="string" calcext:value-type="string">
            <text:p>University of Nebraska-Kearne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:30-1:50</text:p>
          </table:table-cell>
          <table:table-cell table:style-name="ce29" office:value-type="string" calcext:value-type="string">
            <text:p>After</text:p>
          </table:table-cell>
          <table:table-cell table:style-name="ce14" office:value-type="string" calcext:value-type="string">
            <text:p>University of Nebraska-Kearney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1:50-2:10</text:p>
          </table:table-cell>
          <table:table-cell table:style-name="ce29" office:value-type="string" calcext:value-type="string">
            <text:p>Under the skin</text:p>
          </table:table-cell>
          <table:table-cell table:style-name="ce14" office:value-type="string" calcext:value-type="string">
            <text:p>University of Tulsa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:10-2:2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2:20-2:40</text:p>
          </table:table-cell>
          <table:table-cell table:style-name="ce29" office:value-type="string" calcext:value-type="string">
            <text:p>UnTAPped Potential</text:p>
          </table:table-cell>
          <table:table-cell table:style-name="ce14" office:value-type="string" calcext:value-type="string">
            <text:p>University of Kansas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2:40-3:00</text:p>
          </table:table-cell>
          <table:table-cell table:style-name="ce29" office:value-type="string" calcext:value-type="string">
            <text:p>Saltwaters</text:p>
          </table:table-cell>
          <table:table-cell table:style-name="ce14" office:value-type="string" calcext:value-type="string">
            <text:p>University of Central Oklahoma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29" office:value-type="float" office:value="1346" calcext:value-type="float">
            <text:p>1346</text:p>
          </table:table-cell>
          <table:table-cell table:style-name="ce14" office:value-type="string" calcext:value-type="string">
            <text:p>University of Central Oklahoma</text:p>
          </table:table-cell>
          <table:table-cell table:style-name="ce14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3:40-4:50</text:p>
          </table:table-cell>
          <table:table-cell table:style-name="ce15" office:value-type="string" calcext:value-type="string">
            <text:p>DINNER</text:p>
          </table:table-cell>
          <table:table-cell table:style-name="ce15"/>
          <table:table-cell table:style-name="ce15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4:50-5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5:30-8:00</text:p>
          </table:table-cell>
          <table:table-cell table:style-name="ce30" office:value-type="string" calcext:value-type="string">
            <text:p>ADJUDCATION CONCERT 4</text:p>
          </table:table-cell>
          <table:table-cell table:style-name="ce30"/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8:00-8:15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26" office:value-type="string" calcext:value-type="string">
            <text:p>8:15-9:45</text:p>
          </table:table-cell>
          <table:table-cell table:style-name="ce30" office:value-type="string" calcext:value-type="string">
            <text:p>ADJUDCATION FEEDBACK 4</text:p>
          </table:table-cell>
          <table:table-cell table:style-name="ce30"/>
          <table:table-cell table:style-name="ce14"/>
          <table:table-cell table:number-columns-repeated="1019"/>
        </table:table-row>
        <table:table-row table:style-name="ro4">
          <table:table-cell/>
          <table:table-cell table:style-name="ce27" office:value-type="time" office:time-value="PT21H45M00S" calcext:value-type="time">
            <text:p>09:45 PM</text:p>
          </table:table-cell>
          <table:table-cell table:style-name="ce15" office:value-type="string" calcext:value-type="string">
            <text:p>END OF DAY</text:p>
          </table:table-cell>
          <table:table-cell table:style-name="ce15"/>
          <table:table-cell table:style-name="ce15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5" table:print-ranges="SATURDAY.B2:SATURDAY.E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6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'PRE-FEST'.B2]" office:value-type="string" office:string-value="ACDA 2017 Central Technical Schedule v1" calcext:value-type="string" table:number-columns-spanned="3" table:number-rows-spanned="1">
            <text:p>ACDA 2017 Central Technical Schedule v1</text:p>
          </table:table-cell>
          <table:covered-table-cell table:number-columns-repeated="2" table:style-name="ce10"/>
          <table:table-cell table:style-name="ce3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1"/>
          <table:table-cell table:style-name="ce18" table:formula="of:=[$'PRE-FEST'.D3]" office:value-type="date" office:date-value="2017-03-09T21:30:30.341399" calcext:value-type="date">
            <text:p>03/09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2" table:number-columns-repeated="2"/>
          <table:table-cell table:number-columns-repeated="1019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– DANCE PIECE TO TECH</text:p>
          </table:table-cell>
          <table:table-cell table:style-name="ce31" office:value-type="string" calcext:value-type="string">
            <text:p>COLLEGE/UNIVERSITY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8" office:value-type="string" calcext:value-type="string">
            <text:p>10:00-11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11:00-11:2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11:20-11:4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11:40-12:0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1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12:10-12:3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12:30-12:5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12:50-1:1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2:10</text:p>
          </table:table-cell>
          <table:table-cell table:style-name="ce15" office:value-type="string" calcext:value-type="string">
            <text:p>LUNCH</text:p>
          </table:table-cell>
          <table:table-cell table:style-name="ce15"/>
          <table:table-cell table:style-name="ce15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2:10-2:3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2:30-2:5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2:50-3:1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10-3:2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3:20-3:4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3:40-4:0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4:00-4:20</text:p>
          </table:table-cell>
          <table:table-cell table:style-name="ce14" table:number-columns-repeated="3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40-6:20</text:p>
          </table:table-cell>
          <table:table-cell table:style-name="ce15" office:value-type="string" calcext:value-type="string">
            <text:p>EXTENDED DINNER</text:p>
          </table:table-cell>
          <table:table-cell table:style-name="ce15"/>
          <table:table-cell table:style-name="ce15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6:20-7:0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 table:number-columns-repeated="2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7:00-9:45</text:p>
          </table:table-cell>
          <table:table-cell table:style-name="ce30" office:value-type="string" calcext:value-type="string">
            <text:p>GALA CONCERT</text:p>
          </table:table-cell>
          <table:table-cell table:style-name="ce30"/>
          <table:table-cell table:style-name="ce14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45-10:00</text:p>
          </table:table-cell>
          <table:table-cell table:style-name="ce15" office:value-type="string" calcext:value-type="string">
            <text:p>Buffer/Break</text:p>
          </table:table-cell>
          <table:table-cell table:style-name="ce15"/>
          <table:table-cell table:style-name="ce15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float" office:value="0.916666666666667" calcext:value-type="float">
            <text:p>10:00 PM</text:p>
          </table:table-cell>
          <table:table-cell table:style-name="ce15" office:value-type="string" calcext:value-type="string">
            <text:p>GALA RECEPTION</text:p>
          </table:table-cell>
          <table:table-cell table:style-name="ce15"/>
          <table:table-cell table:style-name="ce15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1" table:range-usable-as="print-range"/>
        </table:named-expressions>
      </table:table>
      <table:table table:name="SUNDAY" table:style-name="ta5" table:print-ranges="SUNDAY.B2:SUNDAY.D10">
        <office:forms form:automatic-focus="false" form:apply-design-mode="false"/>
        <table:shapes>
          <draw:frame draw:z-index="0" draw:name="Image 1" draw:style-name="gr1" draw:text-style-name="P1" svg:width="0.713in" svg:height="0.3181in" svg:x="0.4339in" svg:y="2.7323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3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3-09T21:30:30.341399" calcext:value-type="date">
            <text:p>03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Strike (Crew and WSU Dancers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float" office:value="0.708333333333333" calcext:value-type="float">
            <text:p>5:00 PM</text:p>
          </table:table-cell>
          <table:table-cell table:style-name="ce15" office:value-type="string" calcext:value-type="string">
            <text:p>END OF ACDA 2017 CONFERENCE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table:number-columns-spanned="1" table:number-rows-spanned="2"/>
          <table:table-cell table:style-name="ce38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39"/>
          <table:table-cell table:number-columns-repeated="1020"/>
        </table:table-row>
        <table:table-row table:style-name="ro1">
          <table:table-cell/>
          <table:covered-table-cell/>
          <table:table-cell table:style-name="ce38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39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6" table:number-rows-repeated="2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1:25:08.263624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09T21:30:51.661977695</dc:date>
    <meta:print-date>2011-03-18T12:21:47</meta:print-date>
    <meta:editing-cycles>51</meta:editing-cycles>
    <meta:editing-duration>PT9H9M28S</meta:editing-duration>
    <meta:generator>LibreOffice/4.3.3.2$Linux_X86_64 LibreOffice_project/430m0$Build-2</meta:generator>
    <meta:document-statistic meta:table-count="6" meta:cell-count="323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